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DejaVu Sans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DejaVu Sans" fo:font-weight="bold" fo:background-color="transparen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DejaVu Sans"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DejaVu Sans" fo:font-weight="normal" fo:background-color="transparent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DejaVu Sans"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DejaVu Sans" style:text-underline-style="none" fo:font-weight="normal" fo:background-color="transparen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DejaVu Sans" style:text-underline-style="none"/>
    </style:style>
    <style:style style:name="P9" style:family="paragraph" style:parent-style-name="Standard">
      <style:paragraph-properties fo:text-align="justify" style:justify-single-word="false"/>
      <style:text-properties style:font-name="DejaVu Sans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fo:color="#ffff00" style:font-name="DejaVu Sans" fo:font-size="18pt" style:text-underline-style="none" fo:font-weight="normal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DejaVu Sans" fo:font-weight="normal" style:font-weight-asian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DejaVu Sans" fo:font-weight="bold" fo:background-color="transparent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DejaVu Sans" fo:font-weight="bold" style:font-weight-asian="bold" style:font-weight-complex="bold"/>
    </style:style>
    <style:style style:name="P15" style:family="paragraph" style:parent-style-name="Standard" style:list-style-name="L8">
      <style:paragraph-properties fo:text-align="justify" style:justify-single-word="false"/>
      <style:text-properties style:font-name="DejaVu Sans" fo:font-weight="bold" style:font-weight-asian="bold" style:font-weight-complex="bold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DejaVu Sans" fo:font-weight="normal" fo:background-color="transparent" style:font-weight-asian="normal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style:font-name="DejaVu Sans" fo:font-weight="normal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DejaVu Sans" fo:font-weight="normal" style:font-weight-asian="normal" style:font-weight-complex="normal"/>
    </style:style>
    <style:style style:name="P19" style:family="paragraph" style:parent-style-name="Standard" style:list-style-name="L5">
      <style:paragraph-properties fo:text-align="justify" style:justify-single-word="false"/>
      <style:text-properties style:font-name="DejaVu Sans" fo:font-weight="normal" style:font-weight-asian="normal" style:font-weight-complex="normal"/>
    </style:style>
    <style:style style:name="P20" style:family="paragraph" style:parent-style-name="Standard" style:list-style-name="L6">
      <style:paragraph-properties fo:text-align="justify" style:justify-single-word="false"/>
      <style:text-properties style:font-name="DejaVu Sans" fo:font-weight="normal" style:font-weight-asian="normal" style:font-weight-complex="normal"/>
    </style:style>
    <style:style style:name="P21" style:family="paragraph" style:parent-style-name="Standard" style:list-style-name="L7">
      <style:paragraph-properties fo:text-align="justify" style:justify-single-word="false"/>
      <style:text-properties style:font-name="DejaVu Sans" fo:font-weight="normal" style:font-weight-asian="normal" style:font-weight-complex="normal"/>
    </style:style>
    <style:style style:name="P22" style:family="paragraph" style:parent-style-name="Standard" style:list-style-name="L4">
      <style:paragraph-properties fo:text-align="justify" style:justify-single-word="false"/>
      <style:text-properties style:font-name="DejaVu Sans" style:text-underline-style="none" fo:font-weight="bold" fo:background-color="transparent" style:font-weight-asian="bold" style:font-weight-complex="bold"/>
    </style:style>
    <style:style style:name="P23" style:family="paragraph" style:parent-style-name="Standard" style:list-style-name="L9">
      <style:paragraph-properties fo:text-align="justify" style:justify-single-word="false"/>
      <style:text-properties style:font-name="DejaVu Sans" style:text-underline-style="none" fo:font-weight="normal" style:font-weight-asian="normal" style:font-weight-complex="normal"/>
    </style:style>
    <style:style style:name="P24" style:family="paragraph" style:parent-style-name="Standard" style:list-style-name="L9">
      <style:paragraph-properties fo:text-align="justify" style:justify-single-word="false"/>
    </style:style>
    <style:style style:name="P25" style:family="paragraph" style:parent-style-name="Standard" style:list-style-name="L9">
      <style:paragraph-properties fo:text-align="justify" style:justify-single-word="false"/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DejaVu Sans" style:text-underline-style="none" fo:font-weight="normal" style:font-weight-asian="normal" style:font-weight-complex="normal"/>
    </style:style>
    <style:style style:name="T1" style:family="text">
      <style:text-properties style:font-name="DejaVu Sans"/>
    </style:style>
    <style:style style:name="T2" style:family="text">
      <style:text-properties style:font-name="DejaVu Sans" fo:font-weight="bold" style:font-weight-asian="bold" style:font-weight-complex="bold"/>
    </style:style>
    <style:style style:name="T3" style:family="text">
      <style:text-properties style:font-name="DejaVu Sans" fo:font-weight="bold" fo:background-color="transparent" style:font-weight-asian="bold" style:font-weight-complex="bold"/>
    </style:style>
    <style:style style:name="T4" style:family="text">
      <style:text-properties style:font-name="DejaVu Sans" fo:font-weight="normal" style:font-weight-asian="normal" style:font-weight-complex="normal"/>
    </style:style>
    <style:style style:name="T5" style:family="text">
      <style:text-properties style:font-name="DejaVu Sans" fo:font-weight="normal" fo:background-color="transparent" style:font-weight-asian="normal" style:font-weight-complex="normal"/>
    </style:style>
    <style:style style:name="T6" style:family="text">
      <style:text-properties style:font-name="DejaVu Sans" style:text-underline-style="none"/>
    </style:style>
    <style:style style:name="T7" style:family="text">
      <style:text-properties style:font-name="DejaVu Sans" style:text-underline-style="none" fo:font-weight="normal" style:font-weight-asian="normal" style:font-weight-complex="normal"/>
    </style:style>
    <style:style style:name="T8" style:family="text">
      <style:text-properties style:font-name="DejaVu Sans" style:text-underline-style="none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transparent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fo:background-color="transparent" style:font-weight-asian="normal" style:font-weight-complex="normal"/>
    </style:style>
    <style:style style:name="T13" style:family="text">
      <style:text-properties fo:background-color="transparen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800000" fo:font-size="12pt" style:font-size-asian="12pt" style:font-size-complex="12pt"/>
    </style:style>
    <style:style style:name="T17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18" style:family="text">
      <style:text-properties style:use-window-font-color="true" fo:font-size="12pt" style:font-size-asian="12pt" style:font-size-complex="12pt"/>
    </style:style>
    <style:style style:name="T19" style:family="text">
      <style:text-properties style:use-window-font-color="tru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48cm" fo:text-indent="-0.635cm" fo:margin-left="2.4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83cm" fo:text-indent="-0.635cm" fo:margin-left="3.08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18cm" fo:text-indent="-0.635cm" fo:margin-left="3.71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53cm" fo:text-indent="-0.635cm" fo:margin-left="4.35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88cm" fo:text-indent="-0.635cm" fo:margin-left="4.98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23cm" fo:text-indent="-0.635cm" fo:margin-left="5.62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58cm" fo:text-indent="-0.635cm" fo:margin-left="6.25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93cm" fo:text-indent="-0.635cm" fo:margin-left="6.89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28cm" fo:text-indent="-0.635cm" fo:margin-left="7.52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63cm" fo:text-indent="-0.635cm" fo:margin-left="8.16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694cm" fo:text-indent="-0.635cm" fo:margin-left="3.6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29cm" fo:text-indent="-0.635cm" fo:margin-left="4.3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964cm" fo:text-indent="-0.635cm" fo:margin-left="4.9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599cm" fo:text-indent="-0.635cm" fo:margin-left="5.5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34cm" fo:text-indent="-0.635cm" fo:margin-left="6.2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869cm" fo:text-indent="-0.635cm" fo:margin-left="6.8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04cm" fo:text-indent="-0.635cm" fo:margin-left="7.5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39cm" fo:text-indent="-0.635cm" fo:margin-left="8.1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962cm" fo:text-indent="-0.635cm" fo:margin-left="3.9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597cm" fo:text-indent="-0.635cm" fo:margin-left="4.5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232cm" fo:text-indent="-0.635cm" fo:margin-left="5.2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867cm" fo:text-indent="-0.635cm" fo:margin-left="5.8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502cm" fo:text-indent="-0.635cm" fo:margin-left="6.5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137cm" fo:text-indent="-0.635cm" fo:margin-left="7.1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772cm" fo:text-indent="-0.635cm" fo:margin-left="7.7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407cm" fo:text-indent="-0.635cm" fo:margin-left="8.4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042cm" fo:text-indent="-0.635cm" fo:margin-left="9.0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677cm" fo:text-indent="-0.635cm" fo:margin-left="9.67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8cm" fo:text-indent="-0.635cm" fo:margin-left="1.4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ab/><text:span text:style-name="T2">Título del ADA: El universo del computador.</text:span></text:p>
      <text:p text:style-name="P9"/>
      <text:p text:style-name="P2"><text:tab/>Pantalla 1</text:p>
      <text:p text:style-name="P9"/>
      <text:p text:style-name="P9"><text:tab/><text:span text:style-name="T9">Título</text:span>: <text:span text:style-name="T9">El universo del computador.</text:span></text:p>
      <text:p text:style-name="P9"><text:tab/><text:span text:style-name="T9">Imagen</text:span>: Fondo <text:s/>del pantalla con la imagen de un computador e imagen del planeta Tierra.</text:p>
      <text:p text:style-name="P9"><text:s text:c="9"/><text:span text:style-name="T9"><text:s/>Botón: </text:span>Inicio.</text:p>
      <text:p text:style-name="P9"/>
      <text:p text:style-name="P9"><text:span text:style-name="T12"><text:s text:c="7"/></text:span><text:span text:style-name="T10"><text:s text:c="3"/>Pantalla Menú. El universo del computador.</text:span></text:p>
      <text:p text:style-name="P9"><text:s text:c="8"/><text:span text:style-name="T9"><text:s text:c="2"/>Botones:</text:span></text:p>
      <text:p text:style-name="P9"><text:tab/>1er botón: <text:span text:style-name="T12"><text:s/>El computador.</text:span></text:p>
      <text:p text:style-name="P9"><text:tab/>2do botón: <text:s/>Partes<text:span text:style-name="T12">.</text:span></text:p>
      <text:p text:style-name="P9"><text:tab/>3er botón:<text:span text:style-name="T10"> <text:s/></text:span><text:span text:style-name="T12">Uso.</text:span></text:p>
      <text:p text:style-name="P9"><text:tab/>4to botón: <text:span text:style-name="T12"><text:s/>Aplicaciones software libre. <text:s text:c="62"/></text:span></text:p>
      <text:p text:style-name="P9"><text:s text:c="9"/>5to botón: <text:span text:style-name="T12"><text:s/>Internet.</text:span></text:p>
      <text:p text:style-name="P5"><text:s text:c="9"/>6to botón: <text:s/>Orientaciones y Sugerencias.</text:p>
      <text:p text:style-name="P5"><text:s text:c="9"/>7mo botón: Actividades.</text:p>
      <text:p text:style-name="P5"><text:s text:c="11"/>Botón Bombillo: Apaga tu computador si no lo estas utilizando: un aparato en posición de espera puede representar hasta un 70% de su consumo diario.</text:p>
      <text:p text:style-name="P3"><text:s text:c="6"/></text:p>
      <text:p text:style-name="P3"/>
      <text:p text:style-name="P3"><text:s text:c="9"/>Pantalla- El computador.</text:p>
      <text:p text:style-name="P3"><text:s text:c="9"/>Botón 1: El computador.</text:p>
      <text:p text:style-name="P9"><text:span text:style-name="T9"><text:s text:c="9"/>Imagen</text:span>: Fondo de pantalla unicolor con imágenes de tres niños y un computador. </text:p>
      <text:p text:style-name="P9"><text:span text:style-name="T12"><text:s text:c="10"/></text:span><text:span text:style-name="T10">Titulo: </text:span><text:span text:style-name="T12">El computador.</text:span></text:p>
      <text:p text:style-name="P9"><text:span text:style-name="T12"><text:s text:c="5"/></text:span><text:span text:style-name="T10">Texto: </text:span><text:span text:style-name="T12">Maquina electrónica ( hardware), usada para procesar datos y convertirlos en información útil, a través de diferentes programas (software).</text:span></text:p>
      <text:p text:style-name="P3"><text:s text:c="7"/></text:p>
      <text:p text:style-name="P9"><text:s text:c="7"/></text:p>
      <text:p text:style-name="P9"/>
      <text:p text:style-name="P3"><text:s text:c="8"/>Pantalla- Partes.</text:p>
      <text:p text:style-name="P2"><text:tab/>Botón 2: Partes<text:span text:style-name="T13">.</text:span></text:p>
      <text:p text:style-name="P10"><text:span text:style-name="T2"><text:s text:c="8"/>Imagen: </text:span><text:span text:style-name="T4">Fondo de pantalla </text:span><text:span text:style-name="T5">unicolor.</text:span></text:p>
      <text:p text:style-name="P9"><text:span text:style-name="T12"><text:s text:c="10"/></text:span><text:span text:style-name="T10">Titulo: <text:s/></text:span><text:span text:style-name="T12">Partes.</text:span></text:p>
      <text:p text:style-name="P9"><text:span text:style-name="T12"><text:s text:c="9"/></text:span><text:span text:style-name="T10">Texto: Hardware: </text:span><text:span text:style-name="T12">Elementos físicos del computador, todo lo que se toca de él (tangibles).</text:span></text:p>
      <text:list xml:id="list467963763" text:style-name="L1">
        <text:list-item>
          <text:p text:style-name="P13">Teclado: <text:span text:style-name="T11">Permite ingresar la información por medio de letras, números, símbolos y signos.</text:span></text:p>
        </text:list-item>
        <text:list-item>
          <text:p text:style-name="P13">Monitor: <text:span text:style-name="T11">Proyecta visualmente la información.</text:span></text:p>
        </text:list-item>
        <text:list-item>
          <text:p text:style-name="P13">Ratón:<text:span text:style-name="T11">Permite selecciona, mover y ejecutar aplicaciones.</text:span></text:p>
        </text:list-item>
        <text:list-item>
          <text:p text:style-name="P13">Caja: <text:span text:style-name="T11">Donde se ubican los componente internos del computador.</text:span></text:p>
        </text:list-item>
      </text:list>
      <text:p text:style-name="P5"><text:s text:c="9"/></text:p>
      <text:p text:style-name="P5"/>
      <text:p text:style-name="P5"/>
      <text:p text:style-name="P5"/>
      <text:p text:style-name="P5"/>
      <text:p text:style-name="P3"><text:soft-page-break/><text:s text:c="7"/>Software: <text:span text:style-name="T11">Componente lógico e intangible del computador, permite manejar la información. Esta compuesta por:</text:span></text:p>
      <text:list xml:id="list65551907" text:style-name="L2">
        <text:list-item>
          <text:p text:style-name="P16">Sistema operativo o cerebro del computador.</text:p>
        </text:list-item>
        <text:list-item>
          <text:p text:style-name="P16">Aplicaciones para (escribir, calcular, hacer presentaciones, hacer gráficos, dibujar <text:s/>entre otros).</text:p>
        </text:list-item>
      </text:list>
      <text:p text:style-name="P5"/>
      <text:p text:style-name="P5"><text:s text:c="8"/></text:p>
      <text:p text:style-name="P10"><text:span text:style-name="T5"><text:s text:c="9"/></text:span><text:span text:style-name="T3">Pantalla- Uso.</text:span></text:p>
      <text:p text:style-name="P2"><text:tab/>Botón 3:<text:span text:style-name="T13">Uso</text:span></text:p>
      <text:p text:style-name="P10"><text:span text:style-name="T2"><text:s text:c="8"/>Imagen: </text:span><text:span text:style-name="T4">Fondo de pantalla </text:span><text:span text:style-name="T5">unicolor.</text:span></text:p>
      <text:p text:style-name="P9"><text:span text:style-name="T12"><text:s text:c="10"/></text:span><text:span text:style-name="T10">Titulo: <text:s/></text:span><text:span text:style-name="T12">Uso.</text:span></text:p>
      <text:p text:style-name="P9"><text:span text:style-name="T12"><text:s text:c="9"/></text:span><text:span text:style-name="T10">Texto: </text:span><text:span text:style-name="T12">Comunicar, jugar, estudiar, dibujar, consultas, emplear internet, realizar presentaciones <text:s/>investigar.</text:span></text:p>
      <text:p text:style-name="P5"><text:s text:c="6"/></text:p>
      <text:p text:style-name="P5"/>
      <text:p text:style-name="P3"><text:s text:c="6"/>Pantalla. Aplicaciones software libre.</text:p>
      <text:p text:style-name="P10"><text:span text:style-name="T5"><text:s text:c="7"/></text:span><text:span text:style-name="T3">Botón 4: <text:s/>Aplicaciones software libre.</text:span></text:p>
      <text:p text:style-name="P10"><text:span text:style-name="T3"><text:s text:c="7"/>Titulo: </text:span><text:span text:style-name="T5">Aplicaciones software libre.</text:span></text:p>
      <text:p text:style-name="P10"><text:span text:style-name="T3"><text:s text:c="5"/></text:span><text:span text:style-name="T2"><text:s/>Imagen: </text:span><text:span text:style-name="T5">Fondo de pantalla unicolor e <text:s/>imagen de las aplicaciones ofimáticas.</text:span></text:p>
      <text:p text:style-name="P10"><text:span text:style-name="T5"><text:s text:c="6"/></text:span><text:span text:style-name="T3">Texto: </text:span></text:p>
      <text:list xml:id="list1157385099" text:style-name="L3">
        <text:list-item>
          <text:p text:style-name="P17">Calc.</text:p>
        </text:list-item>
        <text:list-item>
          <text:p text:style-name="P17">Impress.</text:p>
        </text:list-item>
        <text:list-item>
          <text:p text:style-name="P17">Writer.</text:p>
        </text:list-item>
        <text:list-item>
          <text:p text:style-name="P17">Draw.</text:p>
        </text:list-item>
      </text:list>
      <text:p text:style-name="P7"/>
      <text:p text:style-name="P7"/>
      <text:p text:style-name="P3"><text:s text:c="6"/>Pantalla. Internet.</text:p>
      <text:p text:style-name="P10"><text:span text:style-name="T5"><text:s text:c="7"/></text:span><text:span text:style-name="T3">Botón 5: <text:s/>internet.</text:span></text:p>
      <text:p text:style-name="P10"><text:span text:style-name="T3"><text:s text:c="7"/>Titulo: </text:span><text:span text:style-name="T5">Internet.</text:span></text:p>
      <text:p text:style-name="P10"><text:span text:style-name="T3"><text:s text:c="5"/></text:span><text:span text:style-name="T2"><text:s/>Imagen: </text:span><text:span text:style-name="T5">Fondo de pantalla unicolor e imagen de letras <text:s/>WWW e imagen de una flecha.</text:span></text:p>
      <text:p text:style-name="P7"><text:s text:c="6"/><text:span text:style-name="T9">Texto: </text:span>Conjunto de redes informáticas con interconexión, que permiten la comunicación entre las personas, a nivel local o mundial, a través de las computadoras.</text:p>
      <text:p text:style-name="P7"><text:s text:c="8"/><text:span text:style-name="T9">Pregunta Generadora: </text:span>¿Qué beneficios en lo social, medico, académico y económico, ha traído el uso de la <text:s/>internet?</text:p>
      <text:p text:style-name="P7"><text:span text:style-name="T9"><text:s text:c="7"/>Pregunta Generadora: </text:span>¿ Qué restricciones debe tener el internet para que la información, suministrada sea veraz?.</text:p>
      <text:list xml:id="list1766634700" text:style-name="L4">
        <text:list-header>
          <text:p text:style-name="P22"/>
        </text:list-header>
      </text:list>
      <text:p text:style-name="P4"><text:tab/></text:p>
      <text:p text:style-name="P2"><text:tab/>Pantalla- Orientaciones. </text:p>
      <text:p text:style-name="P2"><text:s text:c="9"/>Botón 6: Orientaciones.</text:p>
      <text:p text:style-name="P1"><text:span text:style-name="T4"><text:tab/></text:span><text:span text:style-name="T1">Título</text:span><text:span text:style-name="T4">: </text:span><text:span text:style-name="T1">Orientaciones a la niña y al niño.</text:span></text:p>
      <text:p text:style-name="P10"><text:span text:style-name="T4"><text:tab/></text:span><text:span text:style-name="T2">Texto: </text:span><text:span text:style-name="T4"><text:s text:c="3"/></text:span></text:p>
      <text:list xml:id="list750441255" text:style-name="L5">
        <text:list-item>
          <text:p text:style-name="P19">Utiliza el teclado del computador con todos los dedos de ambas manos.</text:p>
        </text:list-item>
        <text:list-item>
          <text:p text:style-name="P19">Utiliza el ratón del computador para accionar la barra de menú <text:s/>y las herramientas de los programas del computador.</text:p>
        </text:list-item>
        <text:list-item>
          <text:p text:style-name="P19"><text:soft-page-break/>Accede a la paginas de internet, siempre con la ayuda de un adulto o adulta responsable.</text:p>
        </text:list-item>
        <text:list-item>
          <text:p text:style-name="P19"><text:s/>Conversa con tus compañeras y compañeros sobre los beneficios y utilidades del computador.</text:p>
        </text:list-item>
      </text:list>
      <text:p text:style-name="P4"><text:tab/></text:p>
      <text:p text:style-name="P12"/>
      <text:p text:style-name="P2"><text:span text:style-name="T11"><text:s text:c="7"/></text:span><text:s text:c="2"/>Pantalla . Sugerencias Pedagógicas.</text:p>
      <text:p text:style-name="P2"><text:span text:style-name="T11"><text:s text:c="9"/></text:span>Título:<text:span text:style-name="T11"> <text:s/></text:span>Sugerencias Pedagógicas.</text:p>
      <text:p text:style-name="P2"><text:s text:c="8"/></text:p>
      <text:p text:style-name="P2"/>
      <text:p text:style-name="P2"><text:s text:c="8"/>Texto: <text:span text:style-name="T11"><text:s text:c="2"/></text:span></text:p>
      <text:list xml:id="list1610334923" text:style-name="L6">
        <text:list-item>
          <text:p text:style-name="P20">Motiva a las niñas y los niños a que conozcan el ratón y sus funciones (botón derecho, botón izquierdo, botón rueda, cable y conector),así como a utilizar la barra de imagen que se encuentra en la galería y otros elementos que desconozca.</text:p>
        </text:list-item>
        <text:list-item>
          <text:p text:style-name="P20">Realiza tareas donde las niñas y los niños el teclado tanto para digitalizar información, como para interactuar con programas del computador.</text:p>
        </text:list-item>
        <text:list-item>
          <text:p text:style-name="P20">Promueve actividades sencillas para que se utilice la barra de menú y la barra de herramientas de dibujo.</text:p>
          <text:p text:style-name="P20"/>
        </text:list-item>
      </text:list>
      <text:p text:style-name="P2"><text:s text:c="8"/></text:p>
      <text:p text:style-name="P4"/>
      <text:p text:style-name="P4"/>
      <text:p text:style-name="P4"/>
      <text:p text:style-name="P2"><text:s text:c="8"/>Orientaciones a la familia y corresponsables.</text:p>
      <text:p text:style-name="P2"><text:span text:style-name="T11"><text:s text:c="9"/></text:span>Título:<text:span text:style-name="T11"> <text:s/></text:span>Orientaciones a la familia y corresponsables.</text:p>
      <text:p text:style-name="P2"><text:s text:c="8"/>Texto: <text:span text:style-name="T11"><text:s text:c="2"/></text:span></text:p>
      <text:p text:style-name="P4"/>
      <text:list xml:id="list1273321379" text:style-name="L7">
        <text:list-item>
          <text:p text:style-name="P21">Vigila y orienta en todo momento a la niña y al niño, cuando acceda al Internet, restringe aquellas páginas no aptas para su edad.</text:p>
        </text:list-item>
        <text:list-item>
          <text:p text:style-name="P21">Conversa con la niña y el niño sobre el uso y cuidado de la computadora.</text:p>
          <text:p text:style-name="P21"/>
        </text:list-item>
      </text:list>
      <text:p text:style-name="P2"><text:s text:c="4"/></text:p>
      <text:list xml:id="list1414589246" text:style-name="L8">
        <text:list-header>
          <text:p text:style-name="P15">Pantalla. <text:s/>Actividades. Relaciona.</text:p>
          <text:p text:style-name="P15">Botón 7: Actividades.</text:p>
        </text:list-header>
      </text:list>
      <text:p text:style-name="P9"><text:tab/> <text:s text:c="5"/><text:span text:style-name="T9"><text:s text:c="3"/>Titulo: Selecciona la opción correcta y completa las oraciones.</text:span></text:p>
      <text:list xml:id="list1968142687" text:style-name="L9">
        <text:list-header>
          <text:p text:style-name="P24"><text:span text:style-name="T7"><text:s text:c="9"/></text:span><text:span text:style-name="T8">Texto:</text:span></text:p>
        </text:list-header>
        <text:list-item>
          <text:p text:style-name="P24"><text:span text:style-name="T7"><text:s text:c="2"/>Se proyecta la información, a través del </text:span><text:span text:style-name="T8">Monitor</text:span><text:span text:style-name="T7"> </text:span></text:p>
        </text:list-item>
        <text:list-item>
          <text:p text:style-name="P24"><text:span text:style-name="T7"><text:s text:c="2"/>Se ingresa la información por medio de letras, signos y símbolos. </text:span><text:span text:style-name="T8">Teclado.</text:span></text:p>
        </text:list-item>
        <text:list-item>
          <text:p text:style-name="P24"><text:span text:style-name="T7"><text:s/>Permite seleccionar, mover o ejecutar en la pantalla. </text:span><text:span text:style-name="T8">Ratón.</text:span></text:p>
        </text:list-item>
        <text:list-item>
          <text:p text:style-name="P24"><text:span text:style-name="T7">Protege los componentes del computador.</text:span><text:span text:style-name="T8"> Caja.</text:span></text:p>
          <text:p text:style-name="P25"><text:span text:style-name="T6">Mensaje de Aprobación:</text:span><text:span text:style-name="T7"> Felicitaciones. El hardware son todas las partes físicas que se pueden tocar en un computador.</text:span></text:p>
          <text:p text:style-name="P23">Botones: Aceptar, Verifica y Regresar.</text:p>
        </text:list-item>
      </text:list>
      <text:p text:style-name="P6"><text:s text:c="7"/><text:span text:style-name="T9"><text:s/></text:span></text:p>
      <text:p text:style-name="P6"/>
      <text:p text:style-name="P6"><text:soft-page-break/></text:p>
      <text:p text:style-name="P6"><text:s text:c="15"/><text:span text:style-name="T9">Pantalla. Actividad 2. Identifica.</text:span></text:p>
      <text:p text:style-name="P6"/>
      <text:p text:style-name="P11"><text:s text:c="6"/><text:span text:style-name="T18"><text:s/></text:span><text:span text:style-name="T19">Titulo: </text:span><text:span text:style-name="T18">Lee y escribe el nombre de los programas o sistemas al que pertenecen los siguientes logos.</text:span></text:p>
      <text:p text:style-name="P26"><text:span text:style-name="T14"><text:s text:c="12"/></text:span><text:span text:style-name="T15">Texto: Canaima, Linux, OpenOficce y Firefox.</text:span></text:p>
      <text:p text:style-name="P6"><text:span text:style-name="T17"><text:s text:c="12"/></text:span><text:span text:style-name="T9">Mensaje de Aprobación: </text:span>Excelente.</text:p>
      <text:p text:style-name="P6"><text:s text:c="13"/><text:span text:style-name="T9">Botón: </text:span>Regresar.</text:p>
      <text:p text:style-name="P6"><text:tab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 Condensed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3T10:19:08</meta:creation-date>
    <dc:date>2015-04-13T09:44:47</dc:date>
    <meta:editing-duration>PT11H37M49S</meta:editing-duration>
    <meta:editing-cycles>326</meta:editing-cycles>
    <meta:generator>LibreOffice/3.3$Linux LibreOffice_project/330m19$Build-8</meta:generator>
    <meta:document-statistic meta:table-count="0" meta:image-count="0" meta:object-count="0" meta:page-count="4" meta:paragraph-count="100" meta:word-count="704" meta:character-count="5122"/>
  </office:meta>
</office:document-meta>
</file>